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7mm"/>
    </style:style>
    <style:style style:name="ro1" style:family="table-row">
      <style:table-row-properties style:row-height="11.47m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2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end" fo:margin-left="0mm"/>
      <style:text-properties style:font-name="Vazir" fo:font-size="12pt" style:font-size-asian="12pt" style:font-name-complex="Vazir" style:font-size-complex="12pt"/>
    </style:style>
    <style:style style:name="ce3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4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5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7" style:family="table-cell" style:parent-style-name="Default">
      <style:table-cell-properties fo:border="0.06pt solid #000000"/>
      <style:text-properties style:font-name="Vazir" fo:font-size="10pt" style:font-size-asian="10pt" style:font-name-complex="Vazir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9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0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11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2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هفتگی" table:style-name="ta1">
        <table:table-column table:style-name="co1" table:default-cell-style-name="ce2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3" office:value-type="string" calcext:value-type="string">
            <text:p>شنبه </text:p>
          </table:table-cell>
          <table:table-cell table:style-name="ce3" office:value-type="string" calcext:value-type="string">
            <text:p>یک‌شنبه</text:p>
          </table:table-cell>
          <table:table-cell table:style-name="ce3" office:value-type="string" calcext:value-type="string">
            <text:p>دوشنبه</text:p>
          </table:table-cell>
          <table:table-cell table:style-name="ce3" office:value-type="string" calcext:value-type="string">
            <text:p>سه شنبه</text:p>
          </table:table-cell>
          <table:table-cell table:style-name="ce3" office:value-type="string" calcext:value-type="string">
            <text:p>چهارشنبه</text:p>
          </table:table-cell>
          <table:table-cell table:style-name="ce3" office:value-type="string" calcext:value-type="string">
            <text:p>پنج شنبه</text:p>
          </table:table-cell>
          <table:table-cell table:style-name="ce3" office:value-type="string" calcext:value-type="string">
            <text:p>جمعه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شحصیت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خودشناسی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تکنولوژی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یبایی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دوستی و خانواد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ندگی مشترک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شبکه‌های اجتماعی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فرهنگ و سلیقه</text:p>
          </table:table-cell>
          <table:table-cell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کار و پول</text:p>
          </table:table-cell>
          <table:table-cell table:style-name="ce4" office:value-type="string" calcext:value-type="string">
            <text:p>بله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مرگ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چالش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هدی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 table:number-rows-repeated="99">
          <table:table-cell/>
          <table:table-cell table:style-name="ce6" table:number-columns-repeated="13"/>
          <table:table-cell table:number-columns-repeated="101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سالانه" table:style-name="ta1">
        <table:table-column table:style-name="co3" table:default-cell-style-name="ce9"/>
        <table:table-column table:style-name="co2" table:number-columns-repeated="2" table:default-cell-style-name="ce12"/>
        <table:table-column table:style-name="co2" table:number-columns-repeated="1021" table:default-cell-style-name="ce6"/>
        <table:table-row table:style-name="ro1">
          <table:table-cell table:style-name="ce8"/>
          <table:table-cell table:style-name="ce10" office:value-type="string" calcext:value-type="string">
            <text:p>روز</text:p>
          </table:table-cell>
          <table:table-cell table:style-name="ce10" office:value-type="string" calcext:value-type="string">
            <text:p>ماه</text:p>
          </table:table-cell>
          <table:table-cell table:style-name="ce10" table:number-columns-repeated="1021"/>
        </table:table-row>
        <table:table-row table:style-name="ro1">
          <table:table-cell office:value-type="string" calcext:value-type="string">
            <text:p>روز مادر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ز طبیعت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00/00/00</text:date>, <text:time style:data-style-name="N2" text:time-value="22:26:42.968865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25:05.561770888</meta:creation-date>
    <dc:date>2019-04-09T22:28:07.187914333</dc:date>
    <meta:editing-duration>PT36M58S</meta:editing-duration>
    <meta:editing-cycles>4</meta:editing-cycles>
    <meta:generator>LibreOffice/6.0.7.3$Linux_X86_64 LibreOffice_project/00m0$Build-3</meta:generator>
    <meta:document-statistic meta:table-count="2" meta:cell-count="111" meta:object-count="0"/>
  </office:meta>
</office:document-meta>
</file>